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2.2709in"/>
    </style:style>
    <style:style style:name="co3" style:family="table-column">
      <style:table-column-properties fo:break-before="auto" style:column-width="3.9791in"/>
    </style:style>
    <style:style style:name="co4" style:family="table-column">
      <style:table-column-properties fo:break-before="auto" style:column-width="1.8957in"/>
    </style:style>
    <style:style style:name="co5" style:family="table-column">
      <style:table-column-properties fo:break-before="auto" style:column-width="0.8366in"/>
    </style:style>
    <style:style style:name="co6" style:family="table-column">
      <style:table-column-properties fo:break-before="auto" style:column-width="3.1465in"/>
    </style:style>
    <style:style style:name="co7" style:family="table-column">
      <style:table-column-properties fo:break-before="auto" style:column-width="2.9236in"/>
    </style:style>
    <style:style style:name="co8" style:family="table-column">
      <style:table-column-properties fo:break-before="auto" style:column-width="3.1874in"/>
    </style:style>
    <style:style style:name="co9" style:family="table-column">
      <style:table-column-properties fo:break-before="auto" style:column-width="2.5689in"/>
    </style:style>
    <style:style style:name="co10" style:family="table-column">
      <style:table-column-properties fo:break-before="auto" style:column-width="0.498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5799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1.9291in" fo:break-before="auto" style:use-optimal-row-height="true"/>
    </style:style>
    <style:style style:name="ro8" style:family="table-row">
      <style:table-row-properties style:row-height="1.4508in" fo:break-before="auto" style:use-optimal-row-height="true"/>
    </style:style>
    <style:style style:name="ro9" style:family="table-row">
      <style:table-row-properties style:row-height="1.7693in" fo:break-before="auto" style:use-optimal-row-height="true"/>
    </style:style>
    <style:style style:name="ro10" style:family="table-row">
      <style:table-row-properties style:row-height="2.089in" fo:break-before="auto" style:use-optimal-row-height="true"/>
    </style:style>
    <style:style style:name="ta1" style:family="table" style:master-page-name="PageStyle_5f_Monday">
      <style:table-properties table:display="true" style:writing-mode="lr-tb"/>
    </style:style>
    <style:style style:name="ta2" style:family="table" style:master-page-name="PageStyle_5f_Tuesday">
      <style:table-properties table:display="true" style:writing-mode="lr-tb"/>
    </style:style>
    <style:style style:name="ta3" style:family="table" style:master-page-name="PageStyle_5f_Wednesday">
      <style:table-properties table:display="true" style:writing-mode="lr-tb"/>
    </style:style>
    <style:style style:name="ta4" style:family="table" style:master-page-name="PageStyle_5f_Thursday">
      <style:table-properties table:display="true" style:writing-mode="lr-tb"/>
    </style:style>
    <style:style style:name="ta5" style:family="table" style:master-page-name="PageStyle_5f_Friday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b7b7b7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b7b7b7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b7b7b7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ff0000" style:font-name="Cambria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nday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3" office:value-type="string" calcext:value-type="string">
            <text:p>Amelia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8:30-9:10</text:p>
          </table:table-cell>
          <table:table-cell table:style-name="ce3" office:value-type="string" calcext:value-type="string">
            <text:p>Peter (ELA); <text:span text:style-name="T1">Coby (WP)</text:span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:10-9:50</text:p>
          </table:table-cell>
          <table:table-cell table:style-name="ce3" office:value-type="string" calcext:value-type="string">
            <text:p>Bruno (ELA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:50-10:30</text:p>
          </table:table-cell>
          <table:table-cell table:style-name="ce3" office:value-type="string" calcext:value-type="string">
            <text:p>Stephen (ELA)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10:30-11:10</text:p>
          </table:table-cell>
          <table:table-cell table:style-name="ce3" office:value-type="string" calcext:value-type="string">
            <text:p>Nathaniel (ELA)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11:10-12:10</text:p>
          </table:table-cell>
          <table:table-cell table:style-name="ce4"/>
          <table:table-cell table:style-name="ce5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12:10-1:00</text:p>
          </table:table-cell>
          <table:table-cell table:style-name="ce3" office:value-type="string" calcext:value-type="string">
            <text:p>Jack (ELA)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1:00-1:40</text:p>
          </table:table-cell>
          <table:table-cell table:style-name="ce3" office:value-type="string" calcext:value-type="string">
            <text:p>Clayton (ELA); Peter (WP)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1:40-2:20</text:p>
          </table:table-cell>
          <table:table-cell table:style-name="ce3" office:value-type="string" calcext:value-type="string">
            <text:p>Oscar (ELA); Clayton (WP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:20-3:00</text:p>
          </table:table-cell>
          <table:table-cell table:style-name="ce3" office:value-type="string" calcext:value-type="string">
            <text:p><text:s/></text:p>
          </table:table-cell>
          <table:table-cell table:number-columns-repeated="1022"/>
        </table:table-row>
        <table:table-row table:style-name="ro3" table:number-rows-repeated="990">
          <table:table-cell/>
          <table:table-cell table:style-name="ce3"/>
          <table:table-cell table:number-columns-repeated="1022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uesday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.</text:p>
          </table:table-cell>
          <table:table-cell table:style-name="ce3" office:value-type="string" calcext:value-type="string">
            <text:p>Amelia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8:30-9:10</text:p>
          </table:table-cell>
          <table:table-cell table:style-name="ce3" office:value-type="string" calcext:value-type="string">
            <text:p>Peter &amp; Jack (WP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:10-9:50</text:p>
          </table:table-cell>
          <table:table-cell table:style-name="ce6" office:value-type="string" calcext:value-type="string">
            <text:p>Simon (ELA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:50-10:30</text:p>
          </table:table-cell>
          <table:table-cell table:style-name="ce3" office:value-type="string" calcext:value-type="string">
            <text:p>Booker(ELA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0:30-11:10</text:p>
          </table:table-cell>
          <table:table-cell table:style-name="ce6" office:value-type="string" calcext:value-type="string">
            <text:p>Tristan (ELA)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11:10-12:10</text:p>
          </table:table-cell>
          <table:table-cell table:style-name="ce4"/>
          <table:table-cell table:style-name="ce5" table:number-columns-repeated="13"/>
          <table:table-cell table:number-columns-repeated="1009"/>
        </table:table-row>
        <table:table-row table:style-name="ro3">
          <table:table-cell table:style-name="ce1" office:value-type="string" calcext:value-type="string">
            <text:p>12:10-1:00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1" office:value-type="string" calcext:value-type="string">
            <text:p>1:00-1:40</text:p>
          </table:table-cell>
          <table:table-cell table:style-name="ce6" office:value-type="string" calcext:value-type="string">
            <text:p>Thomas (ELA)</text:p>
          </table:table-cell>
          <table:table-cell table:number-columns-repeated="1022"/>
        </table:table-row>
        <table:table-row table:style-name="ro5">
          <table:table-cell table:style-name="ce1" office:value-type="string" calcext:value-type="string">
            <text:p>1:40-2:20</text:p>
          </table:table-cell>
          <table:table-cell table:style-name="ce6" office:value-type="string" calcext:value-type="string">
            <text:p>Ashley (ELA),Booker (ELA WP)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:20-3:00</text:p>
          </table:table-cell>
          <table:table-cell table:style-name="ce6" office:value-type="string" calcext:value-type="string">
            <text:p>Coby (ELA); Ashley (WP)</text:p>
          </table:table-cell>
          <table:table-cell table:number-columns-repeated="1022"/>
        </table:table-row>
        <table:table-row table:style-name="ro3" table:number-rows-repeated="990">
          <table:table-cell/>
          <table:table-cell table:style-name="ce3"/>
          <table:table-cell table:number-columns-repeated="1022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ednesday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.</text:p>
          </table:table-cell>
          <table:table-cell table:style-name="ce3" office:value-type="string" calcext:value-type="string">
            <text:p>Amelia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8:30-9:10</text:p>
          </table:table-cell>
          <table:table-cell table:style-name="ce3" office:value-type="string" calcext:value-type="string">
            <text:p>Peter (ELA); <text:span text:style-name="T1">Coby (WP)</text:span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:10-9:50</text:p>
          </table:table-cell>
          <table:table-cell table:style-name="ce3" office:value-type="string" calcext:value-type="string">
            <text:p>Bruno (ELA)</text:p>
          </table:table-cell>
          <table:table-cell table:number-columns-repeated="1022"/>
        </table:table-row>
        <table:table-row table:style-name="ro5">
          <table:table-cell table:style-name="ce1" office:value-type="string" calcext:value-type="string">
            <text:p>9:50-10:30</text:p>
          </table:table-cell>
          <table:table-cell table:style-name="ce3" office:value-type="string" calcext:value-type="string">
            <text:p>Stephen (ELA); Bruno (WP)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10:30-11:10</text:p>
          </table:table-cell>
          <table:table-cell table:style-name="ce3" office:value-type="string" calcext:value-type="string">
            <text:p>Nathaniel (ELA)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11:10-12:10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12:10-1:00</text:p>
          </table:table-cell>
          <table:table-cell table:style-name="ce3" office:value-type="string" calcext:value-type="string">
            <text:p>Jack (Amelia)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1:00-1:40</text:p>
          </table:table-cell>
          <table:table-cell table:style-name="ce3" office:value-type="string" calcext:value-type="string">
            <text:p>Clayton (ELA); Peter (WP)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1:40-2:20</text:p>
          </table:table-cell>
          <table:table-cell table:style-name="ce3" office:value-type="string" calcext:value-type="string">
            <text:p>Oscar (ELA); Clayton (WP)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2:20-3:00</text:p>
          </table:table-cell>
          <table:table-cell table:style-name="ce3"/>
          <table:table-cell table:number-columns-repeated="1022"/>
        </table:table-row>
        <table:table-row table:style-name="ro3" table:number-rows-repeated="990">
          <table:table-cell/>
          <table:table-cell table:style-name="ce3"/>
          <table:table-cell table:number-columns-repeated="1022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hursday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.Thursday</text:p>
          </table:table-cell>
          <table:table-cell table:style-name="ce3" office:value-type="string" calcext:value-type="string">
            <text:p>Amel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8:30-9:10</text:p>
          </table:table-cell>
          <table:table-cell table:style-name="ce3" office:value-type="string" calcext:value-type="string">
            <text:p>Jack (WP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:10-9:50</text:p>
          </table:table-cell>
          <table:table-cell table:style-name="ce6" office:value-type="string" calcext:value-type="string">
            <text:p>Simon (ELA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:50-10:30</text:p>
          </table:table-cell>
          <table:table-cell table:style-name="ce6" office:value-type="string" calcext:value-type="string">
            <text:p>Book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0:30-11:10</text:p>
          </table:table-cell>
          <table:table-cell table:style-name="ce6" office:value-type="string" calcext:value-type="string">
            <text:p>Tristan (ELA)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11:10-12:10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12:10-1:00</text:p>
          </table:table-cell>
          <table:table-cell table:style-name="ce6"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:00-1:40</text:p>
          </table:table-cell>
          <table:table-cell table:style-name="ce6" office:value-type="string" calcext:value-type="string">
            <text:p>Thomas (ELA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:40-2:20</text:p>
          </table:table-cell>
          <table:table-cell table:style-name="ce6" office:value-type="string" calcext:value-type="string">
            <text:p>Ashley (ELA), 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2:20-3:00</text:p>
          </table:table-cell>
          <table:table-cell table:style-name="ce6" office:value-type="string" calcext:value-type="string">
            <text:p>Coby (ELA); Ashley (WP)</text:p>
          </table:table-cell>
          <table:table-cell table:number-columns-repeated="1022"/>
        </table:table-row>
        <table:table-row table:style-name="ro3" table:number-rows-repeated="990">
          <table:table-cell/>
          <table:table-cell table:style-name="ce3"/>
          <table:table-cell table:number-columns-repeated="1022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riday" table:style-name="ta5">
        <office:forms form:automatic-focus="false" form:apply-design-mode="false"/>
        <table:table-column table:style-name="co1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sult" table:style-name="ta6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6"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</table:table-row>
        <table:table-row table:style-name="ro7">
          <table:table-cell office:value-type="string" calcext:value-type="string">
            <text:p>8:30-9:10</text:p>
          </table:table-cell>
          <table:table-cell office:value-type="string" calcext:value-type="string">
            <text:p/>
            <text:p>ELA:Peter  (Amelia)</text:p>
            <text:p>WP: Coby  (Amelia)</text:p>
            <text:p>math:Clayton  (Stan)</text:p>
            <text:p>WP:Peter  (Samantha)</text:p>
            <text:p>History: Booker  (Samantha)</text:p>
            <text:p>Engineering:Orig, Stephen, Oscar, Omer (Paraic)</text:p>
            <text:p>WP: Yosef  (Paraic)</text:p>
            <text:p>Mvmt: (Rahul)</text:p>
            <text:p>Coun: Ashley w/ Melissa: (Leftover:)</text:p>
            <text:p> Coun: Thomas w/ Alexa: (Leftover:)</text:p>
            <text:p>Omer:Engineering  (Issey)</text:p>
          </table:table-cell>
          <table:table-cell office:value-type="string" calcext:value-type="string">
            <text:p/>
            <text:p>WP:Peter &amp; Jack  (Amelia)</text:p>
            <text:p>WP:Yosef  (Samantha)</text:p>
            <text:p>Science:Jack  (Paraic)</text:p>
            <text:p>StuNews:Bruno, Orig, Oscar  (Rahul)</text:p>
            <text:p>WP: Coby  (Rahul)</text:p>
            <text:p>ELA:Omer  (Aaron)</text:p>
          </table:table-cell>
          <table:table-cell office:value-type="string" calcext:value-type="string">
            <text:p/>
            <text:p>ELA:Peter  (Amelia)</text:p>
            <text:p>WP: Coby  (Amelia)</text:p>
            <text:p>Math:Clayton  (Stan)</text:p>
            <text:p>History:Booker  (Samantha)</text:p>
            <text:p>Engineering:Orig, Stephen, Oscar,Omer   (Paraic)</text:p>
            <text:p>Mvmt: Simon, Thomas, Tristan, Ashley  (Rahul)</text:p>
            <text:p>Jack Math WP : (Leftover:)</text:p>
            <text:p>Sci WP:Yosef  (Issey)</text:p>
          </table:table-cell>
          <table:table-cell office:value-type="string" calcext:value-type="string">
            <text:p/>
            <text:p>WP:Jack  (Amelia)</text:p>
            <text:p>Science:Jake  (Paraic)</text:p>
            <text:p>Hist WP:Yosef  (Rahul)</text:p>
            <text:p>WP: Coby  (Rahul)</text:p>
            <text:p>ELA:Omer  (Aaron)</text:p>
          </table:table-cell>
          <table:table-cell/>
        </table:table-row>
        <table:table-row table:style-name="ro8">
          <table:table-cell office:value-type="string" calcext:value-type="string">
            <text:p>9:10-9:50</text:p>
          </table:table-cell>
          <table:table-cell office:value-type="string" calcext:value-type="string">
            <text:p/>
            <text:p>ELA:Bruno  (Amelia)</text:p>
            <text:p>math:Simon  (Stan)</text:p>
            <text:p>History:Thomas  (Samantha)</text:p>
            <text:p>Science:Orig  (Paraic)</text:p>
            <text:p>History:Tristan  (Rahul)</text:p>
            <text:p>AP:Omer &amp; Ashley  (Aaron)</text:p>
            <text:p> AP w/ Eric:Jack  (Leftover:)</text:p>
            <text:p>Core:Peter &amp; Nathaniel  (Issey)</text:p>
          </table:table-cell>
          <table:table-cell office:value-type="string" calcext:value-type="string">
            <text:p/>
            <text:p>ELA:Simon  (Amelia)</text:p>
            <text:p>Math:Bruno  (Stan)</text:p>
            <text:p>History:Orig  (Samantha)</text:p>
            <text:p>Science:Clayton  (Paraic)</text:p>
            <text:p>Biology:Booker  (Patti)</text:p>
            <text:p>Math:Stephen  (Galina)</text:p>
            <text:p>History WP from Monday:Jake  (Rahul)</text:p>
            <text:p>AP:Tristan &amp; Ashley  (Aaron)</text:p>
          </table:table-cell>
          <table:table-cell office:value-type="string" calcext:value-type="string">
            <text:p/>
            <text:p>ELA:Bruno  (Amelia)</text:p>
            <text:p>Math:Simon  (Stan)</text:p>
            <text:p>History:Thomas  (Samantha)</text:p>
            <text:p>Rahul:Tristan  (Rahul)</text:p>
            <text:p>AP:Yosef, Coby (Aaron)</text:p>
            <text:p>Jack AP: (Leftover:)</text:p>
            <text:p>AP:Jake &amp; Nathaniel  (Issey)</text:p>
          </table:table-cell>
          <table:table-cell office:value-type="string" calcext:value-type="string">
            <text:p/>
            <text:p>ELA:Simon  (Amelia)</text:p>
            <text:p>Math AP:Bruno  (Stan)</text:p>
            <text:p>History:Orig  (Samantha)</text:p>
            <text:p>Science:Clayton  (Paraic)</text:p>
            <text:p>WP: Jake  (Paraic)</text:p>
            <text:p>Science:Booker  (Patti)</text:p>
            <text:p>Math:Stephen  (Galina)</text:p>
            <text:p>AP:Tristan &amp; Ashley  (Aaron)</text:p>
          </table:table-cell>
          <table:table-cell/>
        </table:table-row>
        <table:table-row table:style-name="ro9">
          <table:table-cell office:value-type="string" calcext:value-type="string">
            <text:p>9:50-10:30</text:p>
          </table:table-cell>
          <table:table-cell office:value-type="string" calcext:value-type="string">
            <text:p/>
            <text:p>ELA:Stephen  (Amelia)</text:p>
            <text:p>WP:Simon  (Stan)</text:p>
            <text:p>History:Ashley  (Samantha)</text:p>
            <text:p>Science:Oscar &amp; Peter  (Paraic)</text:p>
            <text:p>WP: Orig  (Paraic)</text:p>
            <text:p>StuNews:Yosef   (Rahul)</text:p>
            <text:p>Coun: Jack w/ Alexa: (Leftover:)</text:p>
            <text:p> SP: Jake: (Leftover:)</text:p>
            <text:p>Psych:Tristan  (Issey)</text:p>
          </table:table-cell>
          <table:table-cell office:value-type="string" calcext:value-type="string">
            <text:p/>
            <text:p>ELA:Booker (Amelia)</text:p>
            <text:p>Math:Nathaniel  (Stan)</text:p>
            <text:p>History:Oscar  (Samantha)</text:p>
            <text:p>WP: Orig  (Samantha)</text:p>
            <text:p>Science:Ashley  (Paraic)</text:p>
            <text:p>WP: Clayton  (Paraic)</text:p>
            <text:p>Science:Simon  (Patti)</text:p>
            <text:p>WP:Stephen  (Galina)</text:p>
            <text:p>Mvmt/Chess:Thomas, Yosef, Coby  (Rahul)</text:p>
            <text:p>WP:Omer  (Aaron)</text:p>
          </table:table-cell>
          <table:table-cell office:value-type="string" calcext:value-type="string">
            <text:p/>
            <text:p>ELA:Stephen  (Amelia)</text:p>
            <text:p>WP: Bruno  (Amelia)</text:p>
            <text:p>History:Ashley  (Samantha)</text:p>
            <text:p>Science:Peter &amp; Oscar  (Paraic)</text:p>
            <text:p>WP:Tristan  (Rahul)</text:p>
            <text:p>Math WP: Simon  (Rahul)</text:p>
            <text:p>WP:Clayton Math  (Aaron)</text:p>
            <text:p>OT:Nathaniel  (Leftover:)</text:p>
            <text:p>Sci WP:Orig  (Issey)</text:p>
          </table:table-cell>
          <table:table-cell office:value-type="string" calcext:value-type="string">
            <text:p/>
            <text:p>Booker: (Amelia)</text:p>
            <text:p>Math:Nathaniel  (Stan)</text:p>
            <text:p>History:Oscar  (Samantha)</text:p>
            <text:p>Science:Ashley  (Paraic)</text:p>
            <text:p>Science:Simon  (Patti)</text:p>
            <text:p>WP: Booker  (Patti)</text:p>
            <text:p>Chess/Mvmt:Thomas, Coby  (Rahul)</text:p>
            <text:p>AP:Jake  (Aaron)</text:p>
            <text:p>StuNews: Peter, Jack, &amp; Bruno  (Aaron)</text:p>
          </table:table-cell>
          <table:table-cell/>
        </table:table-row>
        <table:table-row table:style-name="ro10">
          <table:table-cell office:value-type="string" calcext:value-type="string">
            <text:p>10:30-11:10</text:p>
          </table:table-cell>
          <table:table-cell office:value-type="string" calcext:value-type="string">
            <text:p/>
            <text:p>ELA:Nathaniel  (Amelia)</text:p>
            <text:p>Math:Yosef  (Stan)</text:p>
            <text:p>History:Coby  (Samantha)</text:p>
            <text:p>WP: Thomas &amp; Ashley  (Samantha)</text:p>
            <text:p>Science:Jack  (Paraic)</text:p>
            <text:p>WP: Oscar  (Paraic)</text:p>
            <text:p>ELA:Jake  (Aaron)</text:p>
            <text:p>Italian:Tristan  (Alberto)</text:p>
            <text:p>General WP:Omer  (Issey)</text:p>
            <text:p>History WP from Thursday: Peter  (Issey)</text:p>
          </table:table-cell>
          <table:table-cell office:value-type="string" calcext:value-type="string">
            <text:p/>
            <text:p>ELA:Tristan  (Amelia)</text:p>
            <text:p>Math:Peter  (Stan)</text:p>
            <text:p>WP: Nathaniel  (Stan)</text:p>
            <text:p>History:Jack  (Samantha)</text:p>
            <text:p>WP: Oscar  (Samantha)</text:p>
            <text:p>Science:Thomas  (Paraic)</text:p>
            <text:p>WP: Ashley  (Paraic)</text:p>
            <text:p>Science:Coby  (Patti)</text:p>
            <text:p>WP: Simon  (Patti)</text:p>
            <text:p>Chess:Orig, Jake  (Rahul)</text:p>
            <text:p>ELA:Yosef  (Aaron)</text:p>
          </table:table-cell>
          <table:table-cell office:value-type="string" calcext:value-type="string">
            <text:p/>
            <text:p>ELA:Nathaniel  (Amelia)</text:p>
            <text:p>Math:Yosef  (Stan)</text:p>
            <text:p>History:Coby  (Samantha)</text:p>
            <text:p>WP: Ashley  (Samantha)</text:p>
            <text:p>Science:Jack  (Paraic)</text:p>
            <text:p>StuNews:Orig &amp; Stephen  (Rahul)</text:p>
            <text:p>ELA:Jake  (Aaron)</text:p>
            <text:p>Game Period:Clayton, Bruno  (Issey)</text:p>
            <text:p>ELA WP: Nathaniel  (Issey)</text:p>
          </table:table-cell>
          <table:table-cell office:value-type="string" calcext:value-type="string">
            <text:p/>
            <text:p>ELA:Tristan  (Amelia)</text:p>
            <text:p>Math:Peter  (Stan)</text:p>
            <text:p>WP: Nathaniel  (Stan)</text:p>
            <text:p>History:Jack  (Samantha)</text:p>
            <text:p>WP: Oscar  (Samantha)</text:p>
            <text:p>Science:Thomas  (Paraic)</text:p>
            <text:p>WP: Ashley  (Paraic)</text:p>
            <text:p>Science:Coby  (Patti)</text:p>
            <text:p>WP: Simon  (Patti)</text:p>
            <text:p>Math:Omer  (Galina)</text:p>
            <text:p>Chess:Orig, &amp; Jake  (Rahul)</text:p>
            <text:p>ELA Yosef: (Aaron)</text:p>
          </table:table-cell>
          <table:table-cell/>
        </table:table-row>
        <table:table-row table:style-name="ro6">
          <table:table-cell office:value-type="string" calcext:value-type="string">
            <text:p>11:10-12:10</text:p>
          </table:table-cell>
          <table:table-cell table:number-columns-repeated="5"/>
        </table:table-row>
        <table:table-row table:style-name="ro10">
          <table:table-cell office:value-type="string" calcext:value-type="string">
            <text:p>12:10-1:00</text:p>
          </table:table-cell>
          <table:table-cell office:value-type="string" calcext:value-type="string">
            <text:p/>
            <text:p>ELA:Jack  (Amelia)</text:p>
            <text:p>Math:Booker  (Stan)</text:p>
            <text:p>WP: Yosef  (Stan)</text:p>
            <text:p>History:Omer  (Samantha)</text:p>
            <text:p>WP: Coby  (Samantha)</text:p>
            <text:p>Science:Nathaniel  (Paraic)</text:p>
            <text:p>WP: Peter &amp;Jack  (Paraic)</text:p>
            <text:p>Ital WP:Tristan  (Rahul)</text:p>
            <text:p>Sci WP in Paraic's room: Peter  (Rahul)</text:p>
            <text:p>Debate:Simon &amp; Thomas  (Aaron)</text:p>
            <text:p>Core:  Ashley w/ Emily: (Leftover:)</text:p>
            <text:p>Core:Clayton &amp; Jake  (Issey)</text:p>
          </table:table-cell>
          <table:table-cell office:value-type="string" calcext:value-type="string">
            <text:p/>
            <text:p>Math:Jake  (Stan)</text:p>
            <text:p>WP: Peter  (Stan)</text:p>
            <text:p>History:Nathaniel  (Samantha)</text:p>
            <text:p>WP: Jack  (Samantha)</text:p>
            <text:p>Science:Tristan  (Paraic)</text:p>
            <text:p>WP: Thomas  (Paraic)</text:p>
            <text:p>Science:Omer  (Patti)</text:p>
            <text:p>WP: Coby  (Patti)</text:p>
            <text:p>Music:Clayton, Orig, Stephen, Oscar  (Rahul)</text:p>
            <text:p>WP:Yosef  (Aaron)</text:p>
            <text:p>Booker: (Alberto)</text:p>
          </table:table-cell>
          <table:table-cell office:value-type="string" calcext:value-type="string">
            <text:p/>
            <text:p>Amelia:Jack  (Amelia)</text:p>
            <text:p>Stan:Booker  (Stan)</text:p>
            <text:p>WP: Yosef  (Stan)</text:p>
            <text:p>History:Omer  (Samantha)</text:p>
            <text:p>WP: Coby  (Samantha)</text:p>
            <text:p>Science:Nathaniel  (Paraic)</text:p>
            <text:p>WP: Jack &amp; Peter  (Paraic)</text:p>
            <text:p>StuNews:Oscar &amp; Bruno  (Rahul)</text:p>
            <text:p>Debate:Simon &amp; Thomas  (Aaron)</text:p>
          </table:table-cell>
          <table:table-cell office:value-type="string" calcext:value-type="string">
            <text:p/>
            <text:p>Math:Jake  (Stan)</text:p>
            <text:p>WP: Peter  (Stan)</text:p>
            <text:p>History:Nathaniel  (Samantha)</text:p>
            <text:p>WP: Orig  (Samantha)</text:p>
            <text:p>WP w/Eric: Jack  (Samantha)</text:p>
            <text:p>Science:Tristan  (Paraic)</text:p>
            <text:p>WP: Thomas  (Paraic)</text:p>
            <text:p>Science:Omer  (Patti)</text:p>
            <text:p>WP: Coby  (Patti)</text:p>
            <text:p>Mvmt:Clayton, Bruno, &amp; Oscar  (Rahul)</text:p>
            <text:p>Booker: (Alberto)</text:p>
          </table:table-cell>
          <table:table-cell/>
        </table:table-row>
        <table:table-row table:style-name="ro9">
          <table:table-cell office:value-type="string" calcext:value-type="string">
            <text:p>1:00-1:40</text:p>
          </table:table-cell>
          <table:table-cell office:value-type="string" calcext:value-type="string">
            <text:p/>
            <text:p>ELA:Clayton  (Amelia)</text:p>
            <text:p>WP: Peter  (Amelia)</text:p>
            <text:p>Math:Thomas  (Stan)</text:p>
            <text:p>WP: Booker  (Stan)</text:p>
            <text:p>History:Simon  (Samantha)</text:p>
            <text:p>WP: Omer  (Samantha)</text:p>
            <text:p>Science:Bruno  (Paraic)</text:p>
            <text:p>Chess:Jake  (Rahul)</text:p>
            <text:p>ELA:Orig  (Aaron)</text:p>
            <text:p>AP:Stephen &amp; Oscar  (Issey)</text:p>
          </table:table-cell>
          <table:table-cell office:value-type="string" calcext:value-type="string">
            <text:p/>
            <text:p>ELA:Thomas  (Amelia)</text:p>
            <text:p>Math:Orig  (Stan)</text:p>
            <text:p>WP: Jake  (Stan)</text:p>
            <text:p>History:Bruno  (Samantha)</text:p>
            <text:p>WP: Nathaniel  (Samantha)</text:p>
            <text:p>WP:Omer  (Patti)</text:p>
            <text:p>History:Clayton  (Rahul)</text:p>
            <text:p>Italian:Simon  (Alberto)</text:p>
          </table:table-cell>
          <table:table-cell office:value-type="string" calcext:value-type="string">
            <text:p/>
            <text:p>ELA:Clayton  (Amelia)</text:p>
            <text:p>WP: Peter  (Amelia)</text:p>
            <text:p>Math:Thomas  (Stan)</text:p>
            <text:p>History:Simon  (Samantha)</text:p>
            <text:p>WP: Omer  (Samantha)</text:p>
            <text:p>Science:Bruno  (Paraic)</text:p>
            <text:p>Chess:Nathaniel &amp; Jake  (Rahul)</text:p>
            <text:p>ELA:Orig  (Aaron)</text:p>
            <text:p>Booker: (Alberto)</text:p>
            <text:p>AP:Stephen &amp; Oscar  (Issey)</text:p>
          </table:table-cell>
          <table:table-cell office:value-type="string" calcext:value-type="string">
            <text:p/>
            <text:p>ELA:Thomas  (Amelia)</text:p>
            <text:p>Math:Orig  (Stan)</text:p>
            <text:p>WP: Jake  (Stan)</text:p>
            <text:p>History:Bruno  (Samantha)</text:p>
            <text:p>WP: Nathaniel  (Samantha)</text:p>
            <text:p>WP:Tristan  (Paraic)</text:p>
            <text:p>History:Clayton  (Rahul)</text:p>
            <text:p>AP:Coby  (Aaron)</text:p>
            <text:p>Simon: (Alberto)</text:p>
          </table:table-cell>
          <table:table-cell/>
        </table:table-row>
        <table:table-row table:style-name="ro7">
          <table:table-cell office:value-type="string" calcext:value-type="string">
            <text:p>1:40-2:20</text:p>
          </table:table-cell>
          <table:table-cell office:value-type="string" calcext:value-type="string">
            <text:p/>
            <text:p>ELA:Oscar  (Amelia)</text:p>
            <text:p>WP: Clayton  (Amelia)</text:p>
            <text:p>Math:Ashley  (Stan)</text:p>
            <text:p>WP: Thomas  (Stan)</text:p>
            <text:p>Science:Stephen  (Paraic)</text:p>
            <text:p>WP: Bruno  (Paraic)</text:p>
            <text:p>Mvmt:Omer, Yosef, Coby, Simon  (Rahul)</text:p>
            <text:p>WP:Orig &amp; Jake  (Aaron)</text:p>
            <text:p>OT: Booker, Coun: Tristan: (Leftover:)</text:p>
            <text:p>Sci WP:Nathaniel  (Issey)</text:p>
          </table:table-cell>
          <table:table-cell office:value-type="string" calcext:value-type="string">
            <text:p/>
            <text:p>ELA:Ashley  (Amelia)</text:p>
            <text:p>Math:Oscar  (Stan)</text:p>
            <text:p>WP: Orig  (Stan)</text:p>
            <text:p>History:Stephen  (Samantha)</text:p>
            <text:p>WP: Bruno  (Samantha)</text:p>
            <text:p>WP:Clayton  (Rahul)</text:p>
            <text:p>AP:Coby &amp; Yosef  (Aaron)</text:p>
            <text:p>Italian:Tristan  (Alberto)</text:p>
          </table:table-cell>
          <table:table-cell office:value-type="string" calcext:value-type="string">
            <text:p/>
            <text:p>ELA:Oscar  (Amelia)</text:p>
            <text:p>WP: Clayton  (Amelia)</text:p>
            <text:p>Math:Ashley  (Stan)</text:p>
            <text:p>WP: Thomas  (Stan)</text:p>
            <text:p>Science:Stephen  (Paraic)</text:p>
            <text:p>WP: Bruno  (Paraic)</text:p>
            <text:p>Mvmt:Tristan, Yosef, Coby, Peter  (Rahul)</text:p>
            <text:p>ELA WP:Orig &amp; Jake  (Aaron)</text:p>
            <text:p>Simon: (Alberto)</text:p>
            <text:p>AP:Jack  (Leftover:)</text:p>
            <text:p>Sci WP:Nathaniel  (Issey)</text:p>
          </table:table-cell>
          <table:table-cell office:value-type="string" calcext:value-type="string">
            <text:p/>
            <text:p>ELA:Ashley  (Amelia)</text:p>
            <text:p>Math:Oscar  (Stan)</text:p>
            <text:p>WP: Orig  (Stan)</text:p>
            <text:p>History:Stephen  (Samantha)</text:p>
            <text:p>WP: Bruno  (Samantha)</text:p>
            <text:p>WP:Clayton  (Rahul)</text:p>
            <text:p>AP:Coby &amp; Yosef  (Aaron)</text:p>
            <text:p>Tristan: (Alberto)</text:p>
          </table:table-cell>
          <table:table-cell/>
        </table:table-row>
        <table:table-row table:style-name="ro9">
          <table:table-cell office:value-type="string" calcext:value-type="string">
            <text:p>2:20-3:00</text:p>
          </table:table-cell>
          <table:table-cell office:value-type="string" calcext:value-type="string">
            <text:p/>
            <text:p>Math:Coby  (Stan)</text:p>
            <text:p>WP: Ashley  (Stan)</text:p>
            <text:p>History:Yosef  (Samantha)</text:p>
            <text:p>WP: Simon  (Samantha)</text:p>
            <text:p>History:Jake  (Rahul)</text:p>
            <text:p>ELA WP:Tristan  (Aaron)</text:p>
            <text:p>SP: Nathaniel: (Leftover:)</text:p>
            <text:p> SP: Omer: (Leftover:)</text:p>
            <text:p> Spanish: Booker: (Leftover:)</text:p>
            <text:p>Oscar ELA WP: (Issey)</text:p>
          </table:table-cell>
          <table:table-cell office:value-type="string" calcext:value-type="string">
            <text:p/>
            <text:p>ELA:Coby  (Amelia)</text:p>
            <text:p>WP: Ashley  (Amelia)</text:p>
            <text:p>Math:Jack  (Stan)</text:p>
            <text:p>WP: Oscar  (Stan)</text:p>
            <text:p>History:Peter  (Samantha)</text:p>
            <text:p>WP: Stephen  (Samantha)</text:p>
            <text:p>Science:Yosef  (Paraic)</text:p>
            <text:p>WP: Tristan  (Paraic)</text:p>
            <text:p>Mvmt:Clayton, Bruno, Orig, Jake  (Rahul)</text:p>
            <text:p>ELA WP:Simon  (Aaron)</text:p>
          </table:table-cell>
          <table:table-cell office:value-type="string" calcext:value-type="string">
            <text:p/>
            <text:p>Math:Coby  (Stan)</text:p>
            <text:p>WP: Ashley (Stan)</text:p>
            <text:p>History:Yosef  (Samantha)</text:p>
            <text:p>WP: Simon  (Samantha)</text:p>
            <text:p>History:Jake  (Rahul)</text:p>
            <text:p>StuNews:Omer  (Aaron)</text:p>
            <text:p>AP: Thomas  (Aaron)</text:p>
            <text:p>Tristan: (Alberto)</text:p>
            <text:p>Sci WP:Stephen  (Issey)</text:p>
          </table:table-cell>
          <table:table-cell office:value-type="string" calcext:value-type="string">
            <text:p/>
            <text:p>ELA:Coby  (Amelia)</text:p>
            <text:p>WP: Ashley  (Amelia)</text:p>
            <text:p>Math:Jack  (Stan)</text:p>
            <text:p>WP: Oscar  (Stan)</text:p>
            <text:p>History:Peter  (Samantha)</text:p>
            <text:p>WP: Stephen  (Samantha)</text:p>
            <text:p>Science:Yosef  (Paraic)</text:p>
            <text:p>AP:Clayton (Rahul)</text:p>
            <text:p>AP:Jake &amp; Orig  (Aaron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09:38:29.1944537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nday" style:display-name="PageStyle_Mon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uesday" style:display-name="PageStyle_Tues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dnesday" style:display-name="PageStyle_Wednes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ursday" style:display-name="PageStyle_Thurs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iday" style:display-name="PageStyle_Frida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0-19T10:56:45.410663690</dc:date>
    <meta:editing-duration>P0D</meta:editing-duration>
    <meta:editing-cycles>1</meta:editing-cycles>
    <meta:document-statistic meta:table-count="6" meta:cell-count="119" meta:object-count="0"/>
  </office:meta>
</office:document-meta>
</file>